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288F0434215B1A27F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cm" svg:x="1.068cm" svg:y="1.044cm">
          <draw:image xlink:href="Pictures/10000201000002B300000288F0434215B1A27F1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2-09-20T15:26:55.848014395</dc:date>
    <meta:editing-cycles>31</meta:editing-cycles>
    <meta:editing-duration>PT1H23M4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